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6633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solid" draw:stroke-dash="Line_20_with_20_Fine_20_Dots" svg:stroke-width="0.1cm" svg:stroke-color="#000080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5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26cm"/>
    </style:style>
    <style:style style:name="gr8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4cm" fo:min-width="0.24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42cm"/>
    </style:style>
    <style:style style:name="gr11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fo:min-height="1.18cm"/>
    </style:style>
    <style:style style:name="gr13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00ff00" draw:textarea-horizontal-align="center" draw:textarea-vertical-align="middle"/>
    </style:style>
    <style:style style:name="gr15" style:family="graphic" style:parent-style-name="standard">
      <style:graphic-properties draw:marker-end="Arrow" draw:marker-end-width="0.3cm" draw:fill="solid" draw:fill-color="#00ff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1" draw:layer="layout" svg:width="8.205cm" svg:height="7.437cm" draw:transform="rotate (0.03490658503988) translate (9.606cm 4.477cm)" svg:viewBox="0 0 8206 7438" svg:d="m1011 14229 173-393-611-354-573-3863c3718 1877 4490 2238 8206 4115l-1664 3323c-2547-1292-2984-1536-5531-2828z">
          <text:p/>
        </draw:path>
        <draw:custom-shape draw:style-name="gr1" draw:text-style-name="P1" draw:layer="layout" svg:width="8.546cm" svg:height="0.508cm" draw:transform="rotate (-0.436332312999687) translate (9.368cm 2.7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327cm" svg:height="2.035cm" draw:transform="rotate (0.2617993877991) translate (4.4cm 4.6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243cm" svg:height="2.095cm" draw:transform="rotate (0.2617993877991) translate (5.262cm 7.6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106cm" svg:height="0.486cm" draw:transform="rotate (0.2617993877991) translate (2.605cm 3.8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558cm" svg:height="0.68cm" draw:transform="rotate (0.2617993877991) translate (2.184cm 2.4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.68cm" svg:y1="2.695cm" svg:x2="1.798cm" svg:y2="2.935cm">
          <text:p/>
        </draw:line>
        <draw:custom-shape draw:style-name="gr4" draw:text-style-name="P1" draw:layer="layout" svg:width="0.499cm" svg:height="1.524cm" draw:transform="rotate (0.2617993877991) translate (4.258cm 2.252cm)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499cm" svg:height="1.524cm" draw:transform="rotate (0.2617993877991) translate (5.558cm 1.953cm)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499cm" svg:height="1.524cm" draw:transform="rotate (0.2617993877991) translate (2.858cm 2.653cm)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651cm" svg:height="0.105cm" draw:transform="rotate (0.2617993877991) translate (1.122cm 11.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4.709cm" svg:height="0.105cm" draw:transform="rotate (0.2617993877991) translate (1.122cm 12.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8.426cm" svg:y1="1.628cm" svg:x2="1.936cm" svg:y2="3.338cm">
          <text:p/>
        </draw:line>
        <draw:line draw:style-name="gr6" draw:text-style-name="P1" draw:layer="layout" svg:x1="1cm" svg:y1="13.514cm" svg:x2="4.845cm" svg:y2="14.032cm">
          <text:p/>
        </draw:line>
        <draw:frame draw:style-name="gr7" draw:text-style-name="P2" draw:layer="layout" svg:width="1.141cm" svg:height="0.806cm" svg:x="4.006cm" svg:y="5.133cm">
          <draw:text-box>
            <text:p text:style-name="P1"><text:span text:style-name="T1">b4</text:span></text:p>
          </draw:text-box>
        </draw:frame>
        <draw:frame draw:style-name="gr7" draw:text-style-name="P2" draw:layer="layout" svg:width="1.141cm" svg:height="0.806cm" svg:x="4.906cm" svg:y="8.333cm">
          <draw:text-box>
            <text:p text:style-name="P1"><text:span text:style-name="T1">b7</text:span></text:p>
          </draw:text-box>
        </draw:frame>
        <draw:custom-shape draw:style-name="gr8" draw:text-style-name="P1" draw:layer="layout" svg:width="0.34cm" svg:height="0.34cm" svg:x="8.058cm" svg:y="1.87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" draw:text-style-name="P1" draw:layer="layout" svg:width="0.34cm" svg:height="0.34cm" svg:x="8.358cm" svg:y="2.97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" draw:text-style-name="P1" draw:layer="layout" svg:width="0.34cm" svg:height="0.34cm" svg:x="9.358cm" svg:y="5.97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" draw:text-style-name="P1" draw:layer="layout" svg:width="0.34cm" svg:height="0.34cm" svg:x="4.058cm" svg:y="10.47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" draw:text-style-name="P1" draw:layer="layout" svg:width="0.34cm" svg:height="0.34cm" svg:x="5.858cm" svg:y="10.677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" draw:text-style-name="P1" draw:layer="layout" svg:width="0.34cm" svg:height="0.34cm" svg:x="10.058cm" svg:y="8.77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9" draw:text-style-name="P3" draw:layer="layout" svg:width="1.285cm" svg:height="0.725cm" svg:x="8.107cm" svg:y="1.441cm">
          <draw:text-box>
            <text:p text:style-name="P1"><text:span text:style-name="T2">c2</text:span></text:p>
          </draw:text-box>
        </draw:frame>
        <draw:frame draw:style-name="gr10" draw:text-style-name="P3" draw:layer="layout" svg:width="1.114cm" svg:height="0.725cm" svg:x="8.387cm" svg:y="2.44cm">
          <draw:text-box>
            <text:p text:style-name="P1"><text:span text:style-name="T2">c7</text:span></text:p>
          </draw:text-box>
        </draw:frame>
        <draw:frame draw:style-name="gr10" draw:text-style-name="P3" draw:layer="layout" svg:width="1.356cm" svg:height="0.725cm" svg:x="9.7cm" svg:y="5.195cm">
          <draw:text-box>
            <text:p text:style-name="P1"><text:span text:style-name="T2">c12</text:span></text:p>
          </draw:text-box>
        </draw:frame>
        <draw:frame draw:style-name="gr10" draw:text-style-name="P3" draw:layer="layout" svg:width="1.356cm" svg:height="0.725cm" svg:x="4.269cm" svg:y="10.023cm">
          <draw:text-box>
            <text:p text:style-name="P1"><text:span text:style-name="T2">c18</text:span></text:p>
          </draw:text-box>
        </draw:frame>
        <draw:frame draw:style-name="gr10" draw:text-style-name="P3" draw:layer="layout" svg:width="1.356cm" svg:height="0.725cm" svg:x="10.141cm" svg:y="8.097cm">
          <draw:text-box>
            <text:p text:style-name="P1"><text:span text:style-name="T2">c20</text:span></text:p>
          </draw:text-box>
        </draw:frame>
        <draw:frame draw:style-name="gr10" draw:text-style-name="P3" draw:layer="layout" svg:width="1.356cm" svg:height="0.725cm" svg:x="6.083cm" svg:y="10.177cm">
          <draw:text-box>
            <text:p text:style-name="P1"><text:span text:style-name="T2">c19</text:span></text:p>
          </draw:text-box>
        </draw:frame>
        <draw:custom-shape draw:style-name="gr8" draw:text-style-name="P1" draw:layer="layout" svg:width="0.34cm" svg:height="0.34cm" svg:x="4.159cm" svg:y="4.178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10" draw:text-style-name="P3" draw:layer="layout" svg:width="1.114cm" svg:height="0.725cm" svg:x="4.368cm" svg:y="3.844cm">
          <draw:text-box>
            <text:p text:style-name="P1"><text:span text:style-name="T2">c6</text:span></text:p>
          </draw:text-box>
        </draw:frame>
        <draw:custom-shape draw:style-name="gr8" draw:text-style-name="P1" draw:layer="layout" svg:width="0.34cm" svg:height="0.34cm" svg:x="4.959cm" svg:y="6.978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10" draw:text-style-name="P3" draw:layer="layout" svg:width="1.269cm" svg:height="0.725cm" svg:x="5.168cm" svg:y="6.644cm">
          <draw:text-box>
            <text:p text:style-name="P1"><text:span text:style-name="T2">c11</text:span></text:p>
          </draw:text-box>
        </draw:frame>
        <draw:line draw:style-name="gr6" draw:text-style-name="P1" draw:layer="layout" svg:x1="8.426cm" svg:y1="1.628cm" svg:x2="19.538cm" svg:y2="6.797cm">
          <text:p/>
        </draw:line>
        <draw:custom-shape draw:style-name="gr2" draw:text-style-name="P1" draw:layer="layout" svg:width="4.558cm" svg:height="0.68cm" draw:transform="rotate (-0.436332312999687) translate (10.798cm 1.8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1.05cm" svg:y1="2.321cm" svg:x2="10.22cm" svg:y2="1.938cm">
          <text:p/>
        </draw:line>
        <draw:custom-shape draw:style-name="gr4" draw:text-style-name="P1" draw:layer="layout" svg:width="0.499cm" svg:height="1.524cm" draw:transform="rotate (-0.436332312999687) translate (12.544cm 2.996cm)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499cm" svg:height="1.524cm" draw:transform="rotate (-0.436332312999687) translate (13.732cm 3.602cm)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499cm" svg:height="1.524cm" draw:transform="rotate (-0.436332312999687) translate (11.214cm 2.403cm)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0.34cm" svg:height="0.34cm" svg:x="17.258cm" svg:y="5.97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0.34cm" svg:height="0.34cm" svg:x="16.558cm" svg:y="7.07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0.34cm" svg:height="0.34cm" svg:x="18.158cm" svg:y="7.87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polygon draw:style-name="gr1" draw:text-style-name="P1" draw:layer="layout" svg:width="5.744cm" svg:height="4.396cm" svg:x="7.647cm" svg:y="9.28cm" svg:viewBox="0 0 5745 4397" draw:points="0,2239 1267,285 2041,0 5745,1832 4564,4397">
          <text:p/>
        </draw:polygon>
        <draw:custom-shape draw:style-name="gr1" draw:text-style-name="P1" draw:layer="layout" svg:width="4.45cm" svg:height="1.487cm" draw:transform="rotate (-0.436332312999687) translate (13.809cm 11.2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123cm" svg:height="2.296cm" draw:transform="rotate (-0.436332312999687) translate (17.974cm 9.8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8.439cm" svg:y1="9.321cm" svg:x2="19.579cm" svg:y2="6.757cm">
          <text:p/>
        </draw:line>
        <draw:line draw:style-name="gr6" draw:text-style-name="P1" draw:layer="layout" svg:x1="18.48cm" svg:y1="9.28cm" svg:x2="24.789cm" svg:y2="12.17cm">
          <text:p/>
        </draw:line>
        <draw:line draw:style-name="gr6" draw:text-style-name="P1" draw:layer="layout" svg:x1="24.83cm" svg:y1="12.13cm" svg:x2="22.957cm" svg:y2="16.363cm">
          <text:p/>
        </draw:line>
        <draw:line draw:style-name="gr6" draw:text-style-name="P1" draw:layer="layout" svg:x1="18.561cm" svg:y1="17.177cm" svg:x2="22.917cm" svg:y2="16.282cm">
          <text:p/>
        </draw:line>
        <draw:line draw:style-name="gr6" draw:text-style-name="P1" draw:layer="layout" svg:x1="15.127cm" svg:y1="15.749cm" svg:x2="18.561cm" svg:y2="17.137cm">
          <text:p/>
        </draw:line>
        <draw:polygon draw:style-name="gr1" draw:text-style-name="P1" draw:layer="layout" svg:width="5.211cm" svg:height="3.224cm" svg:x="17.058cm" svg:y="13.342cm" svg:viewBox="0 0 5212 3225" draw:points="0,2533 1182,0 5212,1870 5004,2492 1422,3225">
          <text:p/>
        </draw:polygon>
        <draw:custom-shape draw:style-name="gr11" draw:text-style-name="P1" draw:layer="layout" svg:width="0.34cm" svg:height="0.34cm" svg:x="17.658cm" svg:y="9.27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0.34cm" svg:height="0.34cm" svg:x="18.058cm" svg:y="12.77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0.34cm" svg:height="0.34cm" svg:x="16.558cm" svg:y="15.87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0.34cm" svg:height="0.34cm" svg:x="13.558cm" svg:y="10.77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0.34cm" svg:height="0.34cm" svg:x="12.058cm" svg:y="13.87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0.34cm" svg:height="0.34cm" svg:x="22.758cm" svg:y="14.87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12" draw:text-style-name="P4" draw:layer="layout" svg:width="2.036cm" svg:height="1.43cm" svg:x="13.617cm" svg:y="4.944cm">
          <draw:text-box>
            <text:p text:style-name="P4">b8</text:p>
          </draw:text-box>
        </draw:frame>
        <draw:frame draw:style-name="gr12" draw:text-style-name="P4" draw:layer="layout" svg:width="2.036cm" svg:height="1.43cm" svg:x="13.117cm" svg:y="8.044cm">
          <draw:text-box>
            <text:p text:style-name="P4">b9</text:p>
          </draw:text-box>
        </draw:frame>
        <draw:frame draw:style-name="gr12" draw:text-style-name="P4" draw:layer="layout" svg:width="2.036cm" svg:height="1.43cm" svg:x="18.917cm" svg:y="11.544cm">
          <draw:text-box>
            <text:p text:style-name="P4">b10</text:p>
          </draw:text-box>
        </draw:frame>
        <draw:custom-shape draw:style-name="gr1" draw:text-style-name="P1" draw:layer="layout" svg:width="4.45cm" svg:height="0.611cm" draw:transform="rotate (-0.436332312999687) translate (12.88cm 13.2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4" draw:layer="layout" svg:width="2.036cm" svg:height="1.43cm" svg:x="9.717cm" svg:y="11.144cm">
          <draw:text-box>
            <text:p text:style-name="P4">b11</text:p>
          </draw:text-box>
        </draw:frame>
        <draw:frame draw:style-name="gr12" draw:text-style-name="P4" draw:layer="layout" svg:width="2.036cm" svg:height="1.43cm" svg:x="14.417cm" svg:y="12.344cm">
          <draw:text-box>
            <text:p text:style-name="P4">b12</text:p>
          </draw:text-box>
        </draw:frame>
        <draw:frame draw:style-name="gr12" draw:text-style-name="P4" draw:layer="layout" svg:width="2.036cm" svg:height="1.43cm" svg:x="13.717cm" svg:y="13.944cm">
          <draw:text-box>
            <text:p text:style-name="P4">b13</text:p>
          </draw:text-box>
        </draw:frame>
        <draw:frame draw:style-name="gr12" draw:text-style-name="P4" draw:layer="layout" svg:width="2.036cm" svg:height="1.43cm" svg:x="18.356cm" svg:y="14.649cm">
          <draw:text-box>
            <text:p text:style-name="P4">B14</text:p>
          </draw:text-box>
        </draw:frame>
        <draw:polygon draw:style-name="gr1" draw:text-style-name="P1" draw:layer="layout" svg:width="5.677cm" svg:height="3.478cm" svg:x="4.478cm" svg:y="11.564cm" svg:viewBox="0 0 5678 3479" draw:points="0,863 386,446 1992,0 5678,1784 4875,3479 2408,2379 267,2498">
          <text:p/>
        </draw:polygon>
        <draw:line draw:style-name="gr6" draw:text-style-name="P1" draw:layer="layout" svg:x1="15.131cm" svg:y1="15.786cm" svg:x2="9.483cm" svg:y2="15.043cm">
          <text:p/>
        </draw:line>
        <draw:line draw:style-name="gr3" draw:text-style-name="P1" draw:layer="layout" svg:x1="6.837cm" svg:y1="12.664cm" svg:x2="6.094cm" svg:y2="11.059cm">
          <text:p/>
        </draw:line>
        <draw:line draw:style-name="gr3" draw:text-style-name="P1" draw:layer="layout" svg:x1="7.907cm" svg:y1="12.932cm" svg:x2="9.751cm" svg:y2="12.783cm">
          <text:p/>
        </draw:line>
        <draw:line draw:style-name="gr3" draw:text-style-name="P1" draw:layer="layout" svg:x1="7.759cm" svg:y1="13.467cm" svg:x2="11.95cm" svg:y2="14.062cm">
          <text:p/>
        </draw:line>
        <draw:custom-shape draw:style-name="gr13" draw:text-style-name="P1" draw:layer="layout" svg:width="1.071cm" svg:height="1.071cm" svg:x="6.807cm" svg:y="12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34cm" svg:height="0.34cm" svg:x="9.558cm" svg:y="12.67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14" draw:text-style-name="P1" draw:layer="layout" svg:x1="6.748cm" svg:y1="12.902cm" svg:x2="5.262cm" svg:y2="11.624cm">
          <text:p/>
        </draw:line>
        <draw:line draw:style-name="gr15" draw:text-style-name="P1" draw:layer="layout" svg:x1="5.172cm" svg:y1="11.594cm" svg:x2="1.397cm" svg:y2="12.724cm">
          <text:p/>
        </draw:line>
        <draw:custom-shape draw:style-name="gr11" draw:text-style-name="P1" draw:layer="layout" svg:width="0.34cm" svg:height="0.34cm" svg:x="12.758cm" svg:y="12.77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0.34cm" svg:height="0.34cm" svg:x="17.058cm" svg:y="14.67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4-12T10:23:01</meta:creation-date>
    <dc:date>2010-04-12T14:16:59</dc:date>
    <meta:editing-duration>PT02H37M57S</meta:editing-duration>
    <meta:editing-cycles>2</meta:editing-cycles>
    <meta:generator>OpenOffice.org/3.1$Linux OpenOffice.org_project/310m19$Build-9420</meta:generator>
    <meta:document-statistic meta:object-count="75"/>
  </office:meta>
</office:document-meta>
</file>